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AB410001551106B2E3A6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aco" svg:font-family="Monaco" style:font-family-generic="swiss"/>
    <style:font-face style:name="Lohit Hindi" svg:font-family="'Lohit Hindi', 'Arial Unicode MS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042in" fo:margin-left="-0.0785in" table:align="left" style:writing-mode="lr-tb"/>
    </style:style>
    <style:style style:name="Table1.A" style:family="table-column">
      <style:table-column-properties style:column-width="6.60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042in" fo:margin-left="-0.0785in" table:align="left" style:writing-mode="lr-tb"/>
    </style:style>
    <style:style style:name="Table2.A" style:family="table-column">
      <style:table-column-properties style:column-width="6.60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042in" fo:margin-left="-0.0785in" table:align="left" style:writing-mode="lr-tb"/>
    </style:style>
    <style:style style:name="Table3.A" style:family="table-column">
      <style:table-column-properties style:column-width="6.604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text-autospace="none"/>
      <style:text-properties style:font-name="Arial" style:font-name-complex="Calibri"/>
    </style:style>
    <style:style style:name="P3" style:family="paragraph" style:parent-style-name="Standard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text-autospace="none"/>
      <style:text-properties style:font-name="Arial" fo:font-weight="bold" style:font-weight-asian="bold" style:font-name-complex="Calibri"/>
    </style:style>
    <style:style style:name="P4" style:family="paragraph" style:parent-style-name="Standard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text-autospace="none"/>
      <style:text-properties style:font-name="Arial"/>
    </style:style>
    <style:style style:name="P5" style:family="paragraph" style:parent-style-name="Standard">
      <style:paragraph-properties fo:margin-top="0in" fo:margin-bottom="0in" style:contextual-spacing="false" fo:text-align="end" style:justify-single-word="false" style:text-autospace="none"/>
      <style:text-properties style:font-name="Arial"/>
    </style:style>
    <style:style style:name="P6" style:family="paragraph" style:parent-style-name="Standard">
      <style:paragraph-properties fo:margin-top="0in" fo:margin-bottom="0in" style:contextual-spacing="false" style:text-autospace="none"/>
      <style:text-properties style:font-name="Arial" style:font-name-complex="Calibri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style:font-name="Arial"/>
    </style:style>
    <style:style style:name="P8" style:family="paragraph" style:parent-style-name="Standard">
      <style:paragraph-properties fo:margin-top="0in" fo:margin-bottom="0in" style:contextual-spacing="false" fo:line-height="150%" style:text-autospace="none"/>
      <style:text-properties style:font-name="Arial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style:text-autospace="none"/>
      <style:text-properties style:font-name="Arial"/>
    </style:style>
    <style:style style:name="P10" style:family="paragraph" style:parent-style-name="Standard">
      <style:paragraph-properties fo:margin-top="0in" fo:margin-bottom="0in" style:contextual-spacing="false" style:text-autospace="none"/>
      <style:text-properties style:font-name="Arial" fo:font-size="20.5pt" fo:font-weight="bold" style:font-size-asian="20.5pt" style:font-weight-asian="bold" style:font-name-complex="Calibri" style:font-size-complex="20.5pt"/>
    </style:style>
    <style:style style:name="P11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4.5pt" fo:font-weight="bold" style:font-size-asian="14.5pt" style:font-weight-asian="bold" style:font-name-complex="Calibri" style:font-size-complex="14.5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11pt" fo:font-weight="bold" style:font-size-asian="11pt" style:font-weight-asian="bold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font-size="11pt" fo:font-weight="bold" style:font-size-asian="11pt" style:font-weight-asian="bold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font-size="11pt" style:font-size-asian="11pt" style:font-name-complex="Calibri" style:font-size-complex="11pt"/>
    </style:style>
    <style:style style:name="P15" style:family="paragraph" style:parent-style-name="Standard">
      <style:paragraph-properties fo:margin-top="0in" fo:margin-bottom="0in" style:contextual-spacing="false" fo:line-height="100%">
        <style:tab-stops>
          <style:tab-stop style:position="1.5937in"/>
        </style:tab-stops>
      </style:paragraph-properties>
      <style:text-properties style:font-name="Arial" fo:font-size="11pt" style:font-size-asian="11pt" style:font-name-complex="Calibri" style:font-size-complex="11pt"/>
    </style:style>
    <style:style style:name="P16" style:family="paragraph" style:parent-style-name="Standard">
      <style:paragraph-properties fo:margin-top="0in" fo:margin-bottom="0in" style:contextual-spacing="false" fo:text-align="end" style:justify-single-word="false" style:text-autospace="none"/>
      <style:text-properties style:font-name="Arial" fo:language="en" fo:country="GB" style:font-name-complex="Calibri"/>
    </style:style>
    <style:style style:name="P17" style:family="paragraph" style:parent-style-name="Standard">
      <style:paragraph-properties fo:margin-top="0in" fo:margin-bottom="0in" style:contextual-spacing="false" fo:line-height="150%" fo:break-before="page" style:text-autospace="none"/>
      <style:text-properties style:font-name="Arial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Calibri" style:font-size-complex="12pt"/>
    </style:style>
    <style:style style:name="P20" style:family="paragraph" style:parent-style-name="Standard">
      <style:text-properties style:font-name="Arial" style:font-name-complex="Calibri"/>
    </style:style>
    <style:style style:name="P21" style:family="paragraph" style:parent-style-name="Standard">
      <style:paragraph-properties>
        <style:tab-stops>
          <style:tab-stop style:position="1.5937in"/>
        </style:tab-stops>
      </style:paragraph-properties>
      <style:text-properties style:font-name="Arial" fo:font-size="10pt" style:font-size-asian="10pt" style:font-name-complex="Calibri" style:font-size-complex="14.5pt"/>
    </style:style>
    <style:style style:name="P22" style:family="paragraph" style:parent-style-name="Standard">
      <style:paragraph-properties>
        <style:tab-stops>
          <style:tab-stop style:position="1.5937in"/>
        </style:tab-stops>
      </style:paragraph-properties>
      <style:text-properties style:font-name="Arial"/>
    </style:style>
    <style:style style:name="P23" style:family="paragraph" style:parent-style-name="Standard" style:master-page-name="Standard">
      <style:paragraph-properties fo:margin-top="0in" fo:margin-bottom="0in" style:contextual-spacing="false" fo:text-align="end" style:justify-single-word="false" style:page-number="auto" style:text-autospace="none"/>
      <style:text-properties style:font-name="Arial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style:snap-to-layout-grid="false"/>
      <style:text-properties style:font-name="Arial" fo:font-size="11pt" style:font-size-asian="11pt" style:font-name-complex="Calibri" style:font-size-complex="11pt"/>
    </style:style>
    <style:style style:name="P25" style:family="paragraph" style:parent-style-name="Standard">
      <style:paragraph-properties fo:margin-top="0in" fo:margin-bottom="0in" style:contextual-spacing="false" fo:line-height="100%" style:snap-to-layout-grid="false">
        <style:tab-stops>
          <style:tab-stop style:position="1.5937in"/>
        </style:tab-stops>
      </style:paragraph-properties>
      <style:text-properties style:font-name="Arial" fo:font-size="11pt" style:font-size-asian="11pt" style:font-name-complex="Calibri" style:font-size-complex="11pt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style:font-name="Arial" fo:font-size="11pt" officeooo:rsid="00273cf9" officeooo:paragraph-rsid="00273cf9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style:font-name="Arial" fo:font-size="11pt" officeooo:rsid="0028b5e5" officeooo:paragraph-rsid="0028b5e5" style:font-size-asian="11pt" style:font-name-complex="Calibri" style:font-size-complex="11pt"/>
    </style:style>
    <style:style style:name="P28" style:family="paragraph" style:parent-style-name="Standard" style:list-style-name="L1"/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30" style:family="paragraph" style:parent-style-name="Standard">
      <style:paragraph-properties fo:break-before="page"/>
    </style:style>
    <style:style style:name="T1" style:family="text">
      <style:text-properties style:font-name-complex="Calibri"/>
    </style:style>
    <style:style style:name="T2" style:family="text">
      <style:text-properties style:font-name-asian="Calibri" style:font-name-complex="Calibri"/>
    </style:style>
    <style:style style:name="T3" style:family="text">
      <style:text-properties officeooo:rsid="0023bc4a" style:font-name-asian="Calibri" style:font-name-complex="Calibri"/>
    </style:style>
    <style:style style:name="T4" style:family="text">
      <style:text-properties style:font-name-asian="Cambria" style:font-name-complex="Calibri"/>
    </style:style>
    <style:style style:name="T5" style:family="text">
      <style:text-properties fo:font-size="14.5pt" style:font-size-asian="14.5pt" style:font-name-complex="Calibri" style:font-size-complex="14.5pt"/>
    </style:style>
    <style:style style:name="T6" style:family="text">
      <style:text-properties fo:font-size="14.5pt" style:font-name-asian="Calibri" style:font-size-asian="14.5pt" style:font-name-complex="Calibri" style:font-size-complex="14.5pt"/>
    </style:style>
    <style:style style:name="T7" style:family="text">
      <style:text-properties fo:font-size="14.5pt" style:font-name-asian="Cambria" style:font-size-asian="14.5pt" style:font-name-complex="Calibri" style:font-size-complex="14.5pt"/>
    </style:style>
    <style:style style:name="T8" style:family="text">
      <style:text-properties fo:font-size="14.5pt" fo:font-weight="bold" style:font-size-asian="14.5pt" style:font-weight-asian="bold" style:font-name-complex="Calibri" style:font-size-complex="14.5pt"/>
    </style:style>
    <style:style style:name="T9" style:family="text">
      <style:text-properties fo:font-size="14.5pt" fo:font-weight="bold" style:font-name-asian="Cambria" style:font-size-asian="14.5pt" style:font-weight-asian="bold" style:font-name-complex="Calibri" style:font-size-complex="14.5pt"/>
    </style:style>
    <style:style style:name="T10" style:family="text">
      <style:text-properties fo:font-weight="bold" style:font-weight-asian="bold" style:font-name-complex="Calibri"/>
    </style:style>
    <style:style style:name="T11" style:family="text">
      <style:text-properties fo:font-size="20.5pt" fo:font-weight="bold" style:font-size-asian="20.5pt" style:font-weight-asian="bold" style:font-name-complex="Calibri" style:font-size-complex="20.5pt"/>
    </style:style>
    <style:style style:name="T12" style:family="text">
      <style:text-properties fo:font-size="20.5pt" fo:font-weight="bold" style:font-name-asian="Calibri" style:font-size-asian="20.5pt" style:font-weight-asian="bold" style:font-name-complex="Calibri" style:font-size-complex="20.5pt"/>
    </style:style>
    <style:style style:name="T13" style:family="text">
      <style:text-properties fo:language="es" fo:country="ES"/>
    </style:style>
    <style:style style:name="T14" style:family="text">
      <style:text-properties style:font-name="Arial" fo:language="es" fo:country="ES" style:font-name-complex="Calibri"/>
    </style:style>
    <style:style style:name="T15" style:family="text">
      <style:text-properties style:font-name="Arial" fo:font-size="10pt" fo:language="es" fo:country="ES" style:font-size-asian="10pt" style:font-name-complex="Calibri"/>
    </style:style>
    <style:style style:name="T16" style:family="text">
      <style:text-properties style:font-name="Arial" fo:font-size="10pt" style:font-size-asian="10pt" style:font-name-complex="Calibri"/>
    </style:style>
    <style:style style:name="T17" style:family="text">
      <style:text-properties style:font-name="Arial" fo:font-size="9pt" fo:language="es" fo:country="ES" style:font-size-asian="9pt" style:font-name-complex="Calibri" style:font-size-complex="10pt"/>
    </style:style>
    <style:style style:name="T18" style:family="text">
      <style:text-properties style:font-name="Arial" style:font-name-complex="Calibri"/>
    </style:style>
    <style:style style:name="T19" style:family="text">
      <style:text-properties style:font-name="Arial" fo:font-size="12pt" style:font-size-asian="12pt" style:font-name-complex="Calibri" style:font-size-complex="12pt"/>
    </style:style>
    <style:style style:name="T20" style:family="text">
      <style:text-properties officeooo:rsid="00202a27"/>
    </style:style>
    <style:style style:name="T21" style:family="text">
      <style:text-properties officeooo:rsid="0020602c"/>
    </style:style>
    <style:style style:name="T22" style:family="text">
      <style:text-properties fo:color="#008080" style:font-name="Monaco"/>
    </style:style>
    <style:style style:name="T23" style:family="text">
      <style:text-properties fo:color="#008080" style:font-name="Monaco" fo:font-size="11pt" style:font-size-asian="11pt"/>
    </style:style>
    <style:style style:name="T24" style:family="text">
      <style:text-properties fo:color="#3f7f7f" style:font-name="Monaco"/>
    </style:style>
    <style:style style:name="T25" style:family="text">
      <style:text-properties fo:color="#3f7f7f" style:font-name="Monaco" fo:font-size="11pt" style:font-size-asian="11pt"/>
    </style:style>
    <style:style style:name="T26" style:family="text">
      <style:text-properties style:font-name="Monaco"/>
    </style:style>
    <style:style style:name="T27" style:family="text">
      <style:text-properties style:font-name="Monaco" fo:font-size="11pt" style:font-size-asian="11pt"/>
    </style:style>
    <style:style style:name="T28" style:family="text">
      <style:text-properties fo:color="#7f007f" style:font-name="Monaco"/>
    </style:style>
    <style:style style:name="T29" style:family="text">
      <style:text-properties fo:color="#7f007f" style:font-name="Monaco" fo:font-size="11pt" style:font-size-asian="11pt"/>
    </style:style>
    <style:style style:name="T30" style:family="text">
      <style:text-properties fo:color="#000000" style:font-name="Monaco"/>
    </style:style>
    <style:style style:name="T31" style:family="text">
      <style:text-properties fo:color="#000000" style:font-name="Monaco" fo:font-size="11pt" style:font-size-asian="11pt"/>
    </style:style>
    <style:style style:name="T32" style:family="text">
      <style:text-properties fo:color="#2a00ff" style:font-name="Monaco" fo:font-size="11pt" fo:font-style="italic" style:font-size-asian="11pt" style:font-style-asian="italic"/>
    </style:style>
    <style:style style:name="T33" style:family="text">
      <style:text-properties fo:color="#2a00ff" style:font-name="Monaco" fo:font-style="italic" style:font-style-asian="itali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3 Imagen" text:anchor-type="char" svg:x="-0.011in" svg:y="0.0008in" svg:width="1.0563in" svg:height="2.1035in" draw:z-index="0"><draw:image xlink:href="Pictures/2000002B0000AB410001551106B2E3A6.wmf" xlink:type="simple" xlink:show="embed" xlink:actuate="onLoad"/></draw:frame><text:span text:style-name="T2"> <text:s text:c="43"/></text:span><text:span text:style-name="T1">University</text:span><text:span text:style-name="T4"> </text:span><text:span text:style-name="T1">of</text:span><text:span text:style-name="T4"> </text:span><text:span text:style-name="T1">Innsbruck</text:span></text:p>
      <text:p text:style-name="P5"><text:span text:style-name="T2"><text:s text:c="44"/></text:span><text:span text:style-name="T3">Bernhard Fritz 1316136</text:span></text:p>
      <text:p text:style-name="P16"><text:date style:data-style-name="N76" text:date-value="2016-01-19T10:53:15.662359194">19 January 2016</text:date></text:p>
      <text:p text:style-name="P6"/>
      <text:p text:style-name="P7"><text:span text:style-name="T6"><text:s text:c="25"/></text:span><text:span text:style-name="T5">Web</text:span><text:span text:style-name="T7"> </text:span><text:span text:style-name="T5">Services</text:span><text:span text:style-name="T7"> </text:span><text:span text:style-name="T5">PS</text:span><text:span text:style-name="T7"> </text:span><text:span text:style-name="T5">703128</text:span></text:p>
      <text:p text:style-name="P9"><text:span text:style-name="T12"><text:s text:c="18"/></text:span><text:span text:style-name="T11">WSDL Web Services</text:span></text:p>
      <text:p text:style-name="P10"/>
      <text:p text:style-name="P11"/>
      <text:p text:style-name="P11"/>
      <text:p text:style-name="P8"><text:span text:style-name="T8">Required</text:span><text:span text:style-name="T9"> </text:span><text:span text:style-name="T8">software:</text:span></text:p>
      <text:list xml:id="list6133765013403236717" text:style-name="L1">
        <text:list-item>
          <text:p text:style-name="P28"><text:span text:style-name="T14">Java JDK: </text:span><text:a xlink:type="simple" xlink:href="http://www.oracle.com/technetwork/java/javase/downloads/index.html"><text:span text:style-name="Internet_20_link"><text:span text:style-name="T15">http://www.oracle.com/technetwork/java/javase/downloads/</text:span></text:span></text:a><text:span text:style-name="T17"> </text:span></text:p>
        </text:list-item>
        <text:list-item>
          <text:p text:style-name="P28"><text:span text:style-name="T18">Eclipse: </text:span><text:a xlink:type="simple" xlink:href="http://www.eclipse.org/downloads/"><text:span text:style-name="Internet_20_link"><text:span text:style-name="T16">http://www.eclipse.org/downloads/</text:span></text:span></text:a></text:p>
        </text:list-item>
        <text:list-item>
          <text:p text:style-name="P28"><text:span text:style-name="T18">Eclipse WTP: </text:span><text:a xlink:type="simple" xlink:href="http://www.eclipse.org/webtools/"><text:span text:style-name="Internet_20_link"><text:span text:style-name="T16">http://www.eclipse.org/webtools/</text:span></text:span></text:a><text:span text:style-name="T18"> </text:span></text:p>
        </text:list-item>
      </text:list>
      <text:p text:style-name="P18"/>
      <text:p text:style-name="P8"><text:span text:style-name="T8">Exercise</text:span><text:span text:style-name="T9"> </text:span><text:span text:style-name="T8">1</text:span><text:span text:style-name="T9"> – Invoking WSDL Web Services</text:span></text:p>
      <text:p text:style-name="Standard"><text:span text:style-name="T18">Select an online WSDL Web Service</text:span><text:span text:style-name="Footnote_20_Reference"><text:span text:style-name="T18"><text:note text:id="ftn1" text:note-class="footnote"><text:note-citation>1</text:note-citation><text:note-body><text:p text:style-name="Footnote"><text:s/>You can find services at <text:a xlink:type="simple" xlink:href="http://webservicex.net/"><text:span text:style-name="Internet_20_link">http://webservicex.net/</text:span></text:a> or other available services repository <text:span text:style-name="T20">on the Internet</text:span></text:p></text:note-body></text:note></text:span></text:span><text:span text:style-name="T18"> and using the “Web Service Client” from Eclipse WTP create a test client for one method of the service.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WSDL Description</text:p>
          </table:table-cell>
        </table:table-row>
        <table:table-row table:style-name="Table1.1">
          <table:table-cell table:style-name="Table1.A1" office:value-type="string">
            <text:p text:style-name="P24"><text:span text:style-name="T22">&lt;?</text:span><text:span text:style-name="T24">xml</text:span><text:span text:style-name="T26"> </text:span><text:span text:style-name="T28">version</text:span><text:span text:style-name="T30">=</text:span><text:span text:style-name="T33">"1.0"</text:span><text:span text:style-name="T26"> </text:span><text:span text:style-name="T28">encoding</text:span><text:span text:style-name="T30">=</text:span><text:span text:style-name="T33">"utf-8"</text:span><text:span text:style-name="T22">?&gt;</text:span></text:p>
            <text:p text:style-name="P29"><text:span text:style-name="T23">&lt;</text:span><text:span text:style-name="T25">wsdl:definitions</text:span><text:span text:style-name="T27"> </text:span><text:span text:style-name="T29">xmlns:tm</text:span><text:span text:style-name="T31">=</text:span><text:span text:style-name="T32">"http://microsoft.com/wsdl/mime/textMatching/"</text:span><text:span text:style-name="T27"> </text:span><text:span text:style-name="T29">xmlns:soapenc</text:span><text:span text:style-name="T31">=</text:span><text:span text:style-name="T32">"http://schemas.xmlsoap.org/soap/encoding/"</text:span><text:span text:style-name="T27"> </text:span><text:span text:style-name="T29">xmlns:mime</text:span><text:span text:style-name="T31">=</text:span><text:span text:style-name="T32">"http://schemas.xmlsoap.org/wsdl/mime/"</text:span><text:span text:style-name="T27"> </text:span><text:span text:style-name="T29">xmlns:tns</text:span><text:span text:style-name="T31">=</text:span><text:span text:style-name="T32">"http://www.w3schools.com/xml/"</text:span><text:span text:style-name="T27"> </text:span><text:span text:style-name="T29">xmlns:soap</text:span><text:span text:style-name="T31">=</text:span><text:span text:style-name="T32">"http://schemas.xmlsoap.org/wsdl/soap/"</text:span><text:span text:style-name="T27"> </text:span><text:span text:style-name="T29">xmlns:s</text:span><text:span text:style-name="T31">=</text:span><text:span text:style-name="T32">"http://www.w3.org/2001/XMLSchema"</text:span><text:span text:style-name="T27"> </text:span><text:span text:style-name="T29">xmlns:soap12</text:span><text:span text:style-name="T31">=</text:span><text:span text:style-name="T32">"http://schemas.xmlsoap.org/wsdl/soap12/"</text:span><text:span text:style-name="T27"> </text:span><text:span text:style-name="T29">xmlns:http</text:span><text:span text:style-name="T31">=</text:span><text:span text:style-name="T32">"http://schemas.xmlsoap.org/wsdl/http/"</text:span><text:span text:style-name="T27"> </text:span><text:span text:style-name="T29">targetNamespace</text:span><text:span text:style-name="T31">=</text:span><text:span text:style-name="T32">"http://www.w3schools.com/xml/"</text:span><text:span text:style-name="T27"> </text:span><text:span text:style-name="T29">xmlns:wsdl</text:span><text:span text:style-name="T31">=</text:span><text:span text:style-name="T32">"http://schemas.xmlsoap.org/wsdl/"</text:span><text:span text:style-name="T23">&gt;</text:span></text:p>
            <text:p text:style-name="P29"><text:span text:style-name="T31"><text:s text:c="2"/></text:span><text:span text:style-name="T23">&lt;</text:span><text:span text:style-name="T25">wsdl:types</text:span><text:span text:style-name="T23">&gt;</text:span></text:p>
            <text:p text:style-name="P29"><text:soft-page-break/><text:span text:style-name="T31"><text:s text:c="4"/></text:span><text:span text:style-name="T23">&lt;</text:span><text:span text:style-name="T25">s:schema</text:span><text:span text:style-name="T27"> </text:span><text:span text:style-name="T29">elementFormDefault</text:span><text:span text:style-name="T31">=</text:span><text:span text:style-name="T32">"qualified"</text:span><text:span text:style-name="T27"> </text:span><text:span text:style-name="T29">targetNamespace</text:span><text:span text:style-name="T31">=</text:span><text:span text:style-name="T32">"http://www.w3schools.com/xml/"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8"/></text:span><text:span text:style-name="T23">&lt;</text:span><text:span text:style-name="T25">s:complexType</text:span><text:span text:style-name="T23">&gt;</text:span></text:p>
            <text:p text:style-name="P29"><text:span text:style-name="T31"><text:s text:c="10"/></text:span><text:span text:style-name="T23">&lt;</text:span><text:span text:style-name="T25">s:sequence</text:span><text:span text:style-name="T23">&gt;</text:span></text:p>
            <text:p text:style-name="P29"><text:span text:style-name="T31"><text:s text:c="12"/></text:span><text:span text:style-name="T23">&lt;</text:span><text:span text:style-name="T25">s:element</text:span><text:span text:style-name="T27"> </text:span><text:span text:style-name="T29">minOccurs</text:span><text:span text:style-name="T31">=</text:span><text:span text:style-name="T32">"0"</text:span><text:span text:style-name="T27"> </text:span><text:span text:style-name="T29">maxOccurs</text:span><text:span text:style-name="T31">=</text:span><text:span text:style-name="T32">"1"</text:span><text:span text:style-name="T27"> </text:span><text:span text:style-name="T29">name</text:span><text:span text:style-name="T31">=</text:span><text:span text:style-name="T32">"Fahrenheit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10"/></text:span><text:span text:style-name="T23">&lt;/</text:span><text:span text:style-name="T25">s:sequence</text:span><text:span text:style-name="T23">&gt;</text:span></text:p>
            <text:p text:style-name="P29"><text:span text:style-name="T31"><text:s text:c="8"/></text:span><text:span text:style-name="T23">&lt;/</text:span><text:span text:style-name="T25">s:complexType</text:span><text:span text:style-name="T23">&gt;</text:span></text:p>
            <text:p text:style-name="P29"><text:span text:style-name="T31"><text:s text:c="6"/></text:span><text:span text:style-name="T23">&lt;/</text:span><text:span text:style-name="T25">s:element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FahrenheitToCelsiusResponse"</text:span><text:span text:style-name="T23">&gt;</text:span></text:p>
            <text:p text:style-name="P29"><text:span text:style-name="T31"><text:s text:c="8"/></text:span><text:span text:style-name="T23">&lt;</text:span><text:span text:style-name="T25">s:complexType</text:span><text:span text:style-name="T23">&gt;</text:span></text:p>
            <text:p text:style-name="P29"><text:span text:style-name="T31"><text:s text:c="10"/></text:span><text:span text:style-name="T23">&lt;</text:span><text:span text:style-name="T25">s:sequence</text:span><text:span text:style-name="T23">&gt;</text:span></text:p>
            <text:p text:style-name="P29"><text:span text:style-name="T31"><text:s text:c="12"/></text:span><text:span text:style-name="T23">&lt;</text:span><text:span text:style-name="T25">s:element</text:span><text:span text:style-name="T27"> </text:span><text:span text:style-name="T29">minOccurs</text:span><text:span text:style-name="T31">=</text:span><text:span text:style-name="T32">"0"</text:span><text:span text:style-name="T27"> </text:span><text:span text:style-name="T29">maxOccurs</text:span><text:span text:style-name="T31">=</text:span><text:span text:style-name="T32">"1"</text:span><text:span text:style-name="T27"> </text:span><text:span text:style-name="T29">name</text:span><text:span text:style-name="T31">=</text:span><text:span text:style-name="T32">"FahrenheitToCelsiusResult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10"/></text:span><text:span text:style-name="T23">&lt;/</text:span><text:span text:style-name="T25">s:sequence</text:span><text:span text:style-name="T23">&gt;</text:span></text:p>
            <text:p text:style-name="P29"><text:span text:style-name="T31"><text:s text:c="8"/></text:span><text:span text:style-name="T23">&lt;/</text:span><text:span text:style-name="T25">s:complexType</text:span><text:span text:style-name="T23">&gt;</text:span></text:p>
            <text:p text:style-name="P29"><text:span text:style-name="T31"><text:s text:c="6"/></text:span><text:span text:style-name="T23">&lt;/</text:span><text:span text:style-name="T25">s:element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8"/></text:span><text:span text:style-name="T23">&lt;</text:span><text:span text:style-name="T25">s:complexType</text:span><text:span text:style-name="T23">&gt;</text:span></text:p>
            <text:p text:style-name="P29"><text:span text:style-name="T31"><text:s text:c="10"/></text:span><text:span text:style-name="T23">&lt;</text:span><text:span text:style-name="T25">s:sequence</text:span><text:span text:style-name="T23">&gt;</text:span></text:p>
            <text:p text:style-name="P29"><text:span text:style-name="T31"><text:s text:c="12"/></text:span><text:span text:style-name="T23">&lt;</text:span><text:span text:style-name="T25">s:element</text:span><text:span text:style-name="T27"> </text:span><text:span text:style-name="T29">minOccurs</text:span><text:span text:style-name="T31">=</text:span><text:span text:style-name="T32">"0"</text:span><text:span text:style-name="T27"> </text:span><text:span text:style-name="T29">maxOccurs</text:span><text:span text:style-name="T31">=</text:span><text:span text:style-name="T32">"1"</text:span><text:span text:style-name="T27"> </text:span><text:span text:style-name="T29">name</text:span><text:span text:style-name="T31">=</text:span><text:span text:style-name="T32">"Celsius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10"/></text:span><text:span text:style-name="T23">&lt;/</text:span><text:span text:style-name="T25">s:sequence</text:span><text:span text:style-name="T23">&gt;</text:span></text:p>
            <text:p text:style-name="P29"><text:span text:style-name="T31"><text:s text:c="8"/></text:span><text:span text:style-name="T23">&lt;/</text:span><text:span text:style-name="T25">s:complexType</text:span><text:span text:style-name="T23">&gt;</text:span></text:p>
            <text:p text:style-name="P29"><text:span text:style-name="T31"><text:s text:c="6"/></text:span><text:span text:style-name="T23">&lt;/</text:span><text:span text:style-name="T25">s:element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CelsiusToFahrenheitResponse"</text:span><text:span text:style-name="T23">&gt;</text:span></text:p>
            <text:p text:style-name="P29"><text:span text:style-name="T31"><text:s text:c="8"/></text:span><text:span text:style-name="T23">&lt;</text:span><text:span text:style-name="T25">s:complexType</text:span><text:span text:style-name="T23">&gt;</text:span></text:p>
            <text:p text:style-name="P29"><text:span text:style-name="T31"><text:s text:c="10"/></text:span><text:span text:style-name="T23">&lt;</text:span><text:span text:style-name="T25">s:sequence</text:span><text:span text:style-name="T23">&gt;</text:span></text:p>
            <text:p text:style-name="P29"><text:span text:style-name="T31"><text:s text:c="12"/></text:span><text:span text:style-name="T23">&lt;</text:span><text:span text:style-name="T25">s:element</text:span><text:span text:style-name="T27"> </text:span><text:span text:style-name="T29">minOccurs</text:span><text:span text:style-name="T31">=</text:span><text:span text:style-name="T32">"0"</text:span><text:span text:style-name="T27"> </text:span><text:span text:style-name="T29">maxOccurs</text:span><text:span text:style-name="T31">=</text:span><text:span text:style-name="T32">"1"</text:span><text:span text:style-name="T27"> </text:span><text:span text:style-name="T29">name</text:span><text:span text:style-name="T31">=</text:span><text:span text:style-name="T32">"CelsiusToFahrenheitResult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10"/></text:span><text:span text:style-name="T23">&lt;/</text:span><text:span text:style-name="T25">s:sequence</text:span><text:span text:style-name="T23">&gt;</text:span></text:p>
            <text:p text:style-name="P29"><text:span text:style-name="T31"><text:s text:c="8"/></text:span><text:span text:style-name="T23">&lt;/</text:span><text:span text:style-name="T25">s:complexType</text:span><text:span text:style-name="T23">&gt;</text:span></text:p>
            <text:p text:style-name="P29"><text:span text:style-name="T31"><text:s text:c="6"/></text:span><text:span text:style-name="T23">&lt;/</text:span><text:span text:style-name="T25">s:element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string"</text:span><text:span text:style-name="T27"> </text:span><text:span text:style-name="T29">nillable</text:span><text:span text:style-name="T31">=</text:span><text:span text:style-name="T32">"true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s:schema</text:span><text:span text:style-name="T23">&gt;</text:span></text:p>
            <text:p text:style-name="P29"><text:span text:style-name="T31"><text:s text:c="2"/></text:span><text:span text:style-name="T23">&lt;/</text:span><text:span text:style-name="T25">wsdl:types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FahrenheitToCelsiusSoapIn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FahrenheitToCelsius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FahrenheitToCelsiusSoapOut"</text:span><text:span text:style-name="T23">&gt;</text:span></text:p>
            <text:p text:style-name="P29"><text:soft-page-break/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FahrenheitToCelsiusResponse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CelsiusToFahrenheitSoapIn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CelsiusToFahrenheit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CelsiusToFahrenheitSoapOut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CelsiusToFahrenheitResponse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FahrenheitToCelsiusHttpPostIn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Fahrenheit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FahrenheitToCelsiusHttpPostOut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Body"</text:span><text:span text:style-name="T27"> </text:span><text:span text:style-name="T29">element</text:span><text:span text:style-name="T31">=</text:span><text:span text:style-name="T32">"tns:string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CelsiusToFahrenheitHttpPostIn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Celsius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CelsiusToFahrenheitHttpPostOut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Body"</text:span><text:span text:style-name="T27"> </text:span><text:span text:style-name="T29">element</text:span><text:span text:style-name="T31">=</text:span><text:span text:style-name="T32">"tns:string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portType</text:span><text:span text:style-name="T27"> </text:span><text:span text:style-name="T29">name</text:span><text:span text:style-name="T31">=</text:span><text:span text:style-name="T32">"TempConvertSoap"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FahrenheitToCelsiusSoapIn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FahrenheitToCelsiusSoapOut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6"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CelsiusToFahrenheitSoapIn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CelsiusToFahrenheitSoapOut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portType</text:span><text:span text:style-name="T23">&gt;</text:span></text:p>
            <text:p text:style-name="P29"><text:span text:style-name="T31"><text:s text:c="2"/></text:span><text:span text:style-name="T23">&lt;</text:span><text:span text:style-name="T25">wsdl:portType</text:span><text:span text:style-name="T27"> </text:span><text:span text:style-name="T29">name</text:span><text:span text:style-name="T31">=</text:span><text:span text:style-name="T32">"TempConvertHttpPost"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FahrenheitToCelsiusHttpPostIn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FahrenheitToCelsiusHttpPostOut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6"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CelsiusToFahrenheitHttpPostIn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CelsiusToFahrenheitHttpPostOut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oft-page-break/><text:span text:style-name="T31"><text:s text:c="2"/></text:span><text:span text:style-name="T23">&lt;/</text:span><text:span text:style-name="T25">wsdl:portType</text:span><text:span text:style-name="T23">&gt;</text:span></text:p>
            <text:p text:style-name="P29"><text:span text:style-name="T31"><text:s text:c="2"/></text:span><text:span text:style-name="T23">&lt;</text:span><text:span text:style-name="T25">wsdl:binding</text:span><text:span text:style-name="T27"> </text:span><text:span text:style-name="T29">name</text:span><text:span text:style-name="T31">=</text:span><text:span text:style-name="T32">"TempConvertSoap"</text:span><text:span text:style-name="T27"> </text:span><text:span text:style-name="T29">type</text:span><text:span text:style-name="T31">=</text:span><text:span text:style-name="T32">"tns:TempConvertSoap"</text:span><text:span text:style-name="T23">&gt;</text:span></text:p>
            <text:p text:style-name="P29"><text:span text:style-name="T31"><text:s text:c="4"/></text:span><text:span text:style-name="T23">&lt;</text:span><text:span text:style-name="T25">soap:binding</text:span><text:span text:style-name="T27"> </text:span><text:span text:style-name="T29">transport</text:span><text:span text:style-name="T31">=</text:span><text:span text:style-name="T32">"http://schemas.xmlsoap.org/soap/http"</text:span><text:span text:style-name="T27"> </text:span><text:span text:style-name="T23">/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soap:operation</text:span><text:span text:style-name="T27"> </text:span><text:span text:style-name="T29">soapAction</text:span><text:span text:style-name="T31">=</text:span><text:span text:style-name="T32">"http://www.w3schools.com/xml/FahrenheitToCelsius"</text:span><text:span text:style-name="T27"> </text:span><text:span text:style-name="T29">style</text:span><text:span text:style-name="T31">=</text:span><text:span text:style-name="T32">"documen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6"/></text:span><text:span text:style-name="T23">&lt;</text:span><text:span text:style-name="T25">soap:operation</text:span><text:span text:style-name="T27"> </text:span><text:span text:style-name="T29">soapAction</text:span><text:span text:style-name="T31">=</text:span><text:span text:style-name="T32">"http://www.w3schools.com/xml/CelsiusToFahrenheit"</text:span><text:span text:style-name="T27"> </text:span><text:span text:style-name="T29">style</text:span><text:span text:style-name="T31">=</text:span><text:span text:style-name="T32">"documen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binding</text:span><text:span text:style-name="T23">&gt;</text:span></text:p>
            <text:p text:style-name="P29"><text:span text:style-name="T31"><text:s text:c="2"/></text:span><text:span text:style-name="T23">&lt;</text:span><text:span text:style-name="T25">wsdl:binding</text:span><text:span text:style-name="T27"> </text:span><text:span text:style-name="T29">name</text:span><text:span text:style-name="T31">=</text:span><text:span text:style-name="T32">"TempConvertSoap12"</text:span><text:span text:style-name="T27"> </text:span><text:span text:style-name="T29">type</text:span><text:span text:style-name="T31">=</text:span><text:span text:style-name="T32">"tns:TempConvertSoap"</text:span><text:span text:style-name="T23">&gt;</text:span></text:p>
            <text:p text:style-name="P29"><text:span text:style-name="T31"><text:s text:c="4"/></text:span><text:span text:style-name="T23">&lt;</text:span><text:span text:style-name="T25">soap12:binding</text:span><text:span text:style-name="T27"> </text:span><text:span text:style-name="T29">transport</text:span><text:span text:style-name="T31">=</text:span><text:span text:style-name="T32">"http://schemas.xmlsoap.org/soap/http"</text:span><text:span text:style-name="T27"> </text:span><text:span text:style-name="T23">/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soap12:operation</text:span><text:span text:style-name="T27"> </text:span><text:span text:style-name="T29">soapAction</text:span><text:span text:style-name="T31">=</text:span><text:span text:style-name="T32">"http://www.w3schools.com/xml/FahrenheitToCelsius"</text:span><text:span text:style-name="T27"> </text:span><text:span text:style-name="T29">style</text:span><text:span text:style-name="T31">=</text:span><text:span text:style-name="T32">"documen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12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12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oft-page-break/><text:span text:style-name="T31"><text:s text:c="6"/></text:span><text:span text:style-name="T23">&lt;</text:span><text:span text:style-name="T25">soap12:operation</text:span><text:span text:style-name="T27"> </text:span><text:span text:style-name="T29">soapAction</text:span><text:span text:style-name="T31">=</text:span><text:span text:style-name="T32">"http://www.w3schools.com/xml/CelsiusToFahrenheit"</text:span><text:span text:style-name="T27"> </text:span><text:span text:style-name="T29">style</text:span><text:span text:style-name="T31">=</text:span><text:span text:style-name="T32">"documen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12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12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binding</text:span><text:span text:style-name="T23">&gt;</text:span></text:p>
            <text:p text:style-name="P29"><text:span text:style-name="T31"><text:s text:c="2"/></text:span><text:span text:style-name="T23">&lt;</text:span><text:span text:style-name="T25">wsdl:binding</text:span><text:span text:style-name="T27"> </text:span><text:span text:style-name="T29">name</text:span><text:span text:style-name="T31">=</text:span><text:span text:style-name="T32">"TempConvertHttpPost"</text:span><text:span text:style-name="T27"> </text:span><text:span text:style-name="T29">type</text:span><text:span text:style-name="T31">=</text:span><text:span text:style-name="T32">"tns:TempConvertHttpPost"</text:span><text:span text:style-name="T23">&gt;</text:span></text:p>
            <text:p text:style-name="P29"><text:span text:style-name="T31"><text:s text:c="4"/></text:span><text:span text:style-name="T23">&lt;</text:span><text:span text:style-name="T25">http:binding</text:span><text:span text:style-name="T27"> </text:span><text:span text:style-name="T29">verb</text:span><text:span text:style-name="T31">=</text:span><text:span text:style-name="T32">"POST"</text:span><text:span text:style-name="T27"> </text:span><text:span text:style-name="T23">/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http:operation</text:span><text:span text:style-name="T27"> </text:span><text:span text:style-name="T29">location</text:span><text:span text:style-name="T31">=</text:span><text:span text:style-name="T32">"/FahrenheitToCelsius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mime:content</text:span><text:span text:style-name="T27"> </text:span><text:span text:style-name="T29">type</text:span><text:span text:style-name="T31">=</text:span><text:span text:style-name="T32">"application/x-www-form-urlencoded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mime:mimeXml</text:span><text:span text:style-name="T27"> </text:span><text:span text:style-name="T29">part</text:span><text:span text:style-name="T31">=</text:span><text:span text:style-name="T32">"Body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6"/></text:span><text:span text:style-name="T23">&lt;</text:span><text:span text:style-name="T25">http:operation</text:span><text:span text:style-name="T27"> </text:span><text:span text:style-name="T29">location</text:span><text:span text:style-name="T31">=</text:span><text:span text:style-name="T32">"/CelsiusToFahrenhei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mime:content</text:span><text:span text:style-name="T27"> </text:span><text:span text:style-name="T29">type</text:span><text:span text:style-name="T31">=</text:span><text:span text:style-name="T32">"application/x-www-form-urlencoded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mime:mimeXml</text:span><text:span text:style-name="T27"> </text:span><text:span text:style-name="T29">part</text:span><text:span text:style-name="T31">=</text:span><text:span text:style-name="T32">"Body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binding</text:span><text:span text:style-name="T23">&gt;</text:span></text:p>
            <text:p text:style-name="P29"><text:span text:style-name="T31"><text:s text:c="2"/></text:span><text:span text:style-name="T23">&lt;</text:span><text:span text:style-name="T25">wsdl:service</text:span><text:span text:style-name="T27"> </text:span><text:span text:style-name="T29">name</text:span><text:span text:style-name="T31">=</text:span><text:span text:style-name="T32">"TempConvert"</text:span><text:span text:style-name="T23">&gt;</text:span></text:p>
            <text:p text:style-name="P29"><text:span text:style-name="T31"><text:s text:c="4"/></text:span><text:span text:style-name="T23">&lt;</text:span><text:span text:style-name="T25">wsdl:port</text:span><text:span text:style-name="T27"> </text:span><text:span text:style-name="T29">name</text:span><text:span text:style-name="T31">=</text:span><text:span text:style-name="T32">"TempConvertSoap"</text:span><text:span text:style-name="T27"> </text:span><text:span text:style-name="T29">binding</text:span><text:span text:style-name="T31">=</text:span><text:span text:style-name="T32">"tns:TempConvertSoap"</text:span><text:span text:style-name="T23">&gt;</text:span></text:p>
            <text:p text:style-name="P29"><text:span text:style-name="T31"><text:s text:c="6"/></text:span><text:span text:style-name="T23">&lt;</text:span><text:span text:style-name="T25">soap:address</text:span><text:span text:style-name="T27"> </text:span><text:span text:style-name="T29">location</text:span><text:span text:style-name="T31">=</text:span><text:span text:style-name="T32">"http://www.w3schools.com/xml/tempconvert.asmx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port</text:span><text:span text:style-name="T23">&gt;</text:span></text:p>
            <text:p text:style-name="P29"><text:span text:style-name="T31"><text:s text:c="4"/></text:span><text:span text:style-name="T23">&lt;</text:span><text:span text:style-name="T25">wsdl:port</text:span><text:span text:style-name="T27"> </text:span><text:span text:style-name="T29">name</text:span><text:span text:style-name="T31">=</text:span><text:span text:style-name="T32">"TempConvertSoap12"</text:span><text:span text:style-name="T27"> </text:span><text:span text:style-name="T29">binding</text:span><text:span text:style-name="T31">=</text:span><text:span text:style-name="T32">"tns:TempConvertSoap12"</text:span><text:span text:style-name="T23">&gt;</text:span></text:p>
            <text:p text:style-name="P29"><text:span text:style-name="T31"><text:s text:c="6"/></text:span><text:span text:style-name="T23">&lt;</text:span><text:span text:style-name="T25">soap12:address</text:span><text:span text:style-name="T27"> </text:span><text:soft-page-break/><text:span text:style-name="T29">location</text:span><text:span text:style-name="T31">=</text:span><text:span text:style-name="T32">"http://www.w3schools.com/xml/tempconvert.asmx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port</text:span><text:span text:style-name="T23">&gt;</text:span></text:p>
            <text:p text:style-name="P29"><text:span text:style-name="T31"><text:s text:c="4"/></text:span><text:span text:style-name="T23">&lt;</text:span><text:span text:style-name="T25">wsdl:port</text:span><text:span text:style-name="T27"> </text:span><text:span text:style-name="T29">name</text:span><text:span text:style-name="T31">=</text:span><text:span text:style-name="T32">"TempConvertHttpPost"</text:span><text:span text:style-name="T27"> </text:span><text:span text:style-name="T29">binding</text:span><text:span text:style-name="T31">=</text:span><text:span text:style-name="T32">"tns:TempConvertHttpPost"</text:span><text:span text:style-name="T23">&gt;</text:span></text:p>
            <text:p text:style-name="P29"><text:span text:style-name="T31"><text:s text:c="6"/></text:span><text:span text:style-name="T23">&lt;</text:span><text:span text:style-name="T25">http:address</text:span><text:span text:style-name="T27"> </text:span><text:span text:style-name="T29">location</text:span><text:span text:style-name="T31">=</text:span><text:span text:style-name="T32">"http://www.w3schools.com/xml/tempconvert.asmx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port</text:span><text:span text:style-name="T23">&gt;</text:span></text:p>
            <text:p text:style-name="P29"><text:span text:style-name="T31"><text:s text:c="2"/></text:span><text:span text:style-name="T23">&lt;/</text:span><text:span text:style-name="T25">wsdl:service</text:span><text:span text:style-name="T23">&gt;</text:span></text:p>
            <text:p text:style-name="P29"><text:span text:style-name="T23">&lt;/</text:span><text:span text:style-name="T25">wsdl:definitions</text:span><text:span text:style-name="T23">&gt;</text:span></text:p>
          </table:table-cell>
        </table:table-row>
      </table:table>
      <text:p text:style-name="P20"/>
      <text:p text:style-name="Standard"/>
      <text:p text:style-name="P30"><text:span text:style-name="T19">Using your implementation and the TCP/IP Monitor</text:span><text:span text:style-name="Footnote_20_Reference"><text:span text:style-name="T19"><text:note text:id="ftn2" text:note-class="footnote"><text:note-citation>2</text:note-citation><text:note-body><text:p text:style-name="Footnote"><text:span text:style-name="T13">Info: <text:s/></text:span><text:a xlink:type="simple" xlink:href="http://www.avajava.com/tutorials/lessons/how-do-i-monitor-http-communication-in-eclipse.html"><text:span text:style-name="Internet_20_link"><text:span text:style-name="T13">http://www.avajava.com/tutorials/lessons/how-do-i-monitor-http-communication-in-eclipse.html</text:span></text:span></text:a></text:p></text:note-body></text:note></text:span></text:span><text:span text:style-name="T19"> integrated in Eclipse capture a SOAP request and response to the method you have selected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SOAP Request</text:p>
          </table:table-cell>
        </table:table-row>
        <table:table-row table:style-name="Table2.1">
          <table:table-cell table:style-name="Table2.A1" office:value-type="string">
            <text:p text:style-name="P26">POST /WSDL/services/TempConvertSoap HTTP/1.0</text:p>
            <text:p text:style-name="P26">Content-Type: text/xml; charset=utf-8</text:p>
            <text:p text:style-name="P26">Accept: application/soap+xml, application/dime, multipart/related, text/*</text:p>
            <text:p text:style-name="P26">User-Agent: Axis/1.4</text:p>
            <text:p text:style-name="P26">Host: localhost:8081</text:p>
            <text:p text:style-name="P26">Cache-Control: no-cache</text:p>
            <text:p text:style-name="P26">Pragma: no-cache</text:p>
            <text:p text:style-name="P26">SOAPAction: "http://www.w3schools.com/xml/CelsiusToFahrenheit"</text:p>
            <text:p text:style-name="P26">Content-Length: 363</text:p>
            <text:p text:style-name="P26"/>
            <text:p text:style-name="P26">&lt;?xml version="1.0" encoding="UTF-8"?&gt;&lt;soapenv:Envelope xmlns:soapenv="http://schemas.xmlsoap.org/soap/envelope/" xmlns:xsd="http://www.w3.org/2001/XMLSchema" xmlns:xsi="http://www.w3.org/2001/XMLSchema-instance"&gt;&lt;soapenv:Body&gt;&lt;CelsiusToFahrenheit xmlns="http://www.w3schools.com/xml/"&gt;&lt;Celsius&gt;25&lt;/Celsius&gt;&lt;/CelsiusToFahrenheit&gt;&lt;/soapenv:Body&gt;&lt;/soapenv:Envelope&gt;</text:p>
          </table:table-cell>
        </table:table-row>
        <table:table-row table:style-name="Table2.1">
          <table:table-cell table:style-name="Table2.A1" office:value-type="string">
            <text:p text:style-name="P13">SOAP Response</text:p>
          </table:table-cell>
        </table:table-row>
        <table:table-row table:style-name="Table2.1">
          <table:table-cell table:style-name="Table2.A1" office:value-type="string">
            <text:p text:style-name="P27">HTTP/1.1 200 OK</text:p>
            <text:p text:style-name="P27">Server: Apache-Coyote/1.1</text:p>
            <text:p text:style-name="P27">Content-Type: text/xml;charset=utf-8</text:p>
            <text:p text:style-name="P27">Date: Mon, 18 Jan 2016 21:29:17 GMT</text:p>
            <text:p text:style-name="P27">Connection: close</text:p>
            <text:p text:style-name="P27"/>
            <text:p text:style-name="P27">&lt;?xml version="1.0" encoding="utf-8"?&gt;&lt;soapenv:Envelope xmlns:soapenv="http://schemas.xmlsoap.org/soap/envelope/" xmlns:xsd="http://www.w3.org/2001/XMLSchema" xmlns:xsi="http://www.w3.org/2001/XMLSchema-instance"&gt;&lt;soapenv:Body&gt;&lt;CelsiusToFahrenheitResponse xmlns="http://www.w3schools.com/xml/"&gt;&lt;CelsiusToFahrenheitResult&gt;77.0&lt;/CelsiusToFahrenheitResult&gt;&lt;/CelsiusToFahrenheitResponse&gt;&lt;/soapenv:Body&gt;&lt;/soapenv:Envelope&gt;</text:p>
          </table:table-cell>
        </table:table-row>
      </table:table>
      <text:p text:style-name="P19"><text:s/></text:p>
      <text:p text:style-name="P17"><text:span text:style-name="T8">Exercise</text:span><text:span text:style-name="T9"> 2 – </text:span><text:span text:style-name="T8">WSDL Web Service Design</text:span></text:p>
      <text:p text:style-name="P20">Based on the <text:span text:style-name="T21">following </text:span>RemotePrinter interface, define a WSDL 2.0 service description. It is sufficient to define just one binding SOAP/HTTP.</text:p>
      <text:p text:style-name="P20">You can use the WSDL editor from Eclipse WTP for assistance.</text:p>
      <text:p text:style-name="P2">public interface RemotePrinter {</text:p>
      <text:p text:style-name="P2"/>
      <text:p text:style-name="P2"><text:tab/>/**</text:p>
      <text:p text:style-name="P2"><text:tab/>* Submit a new print job.</text:p>
      <text:p text:style-name="P2"><text:tab/>* </text:p>
      <text:p text:style-name="P2"><text:tab/>* @param text the text to be printed</text:p>
      <text:p text:style-name="P2"><text:tab/>* @return the id of the print job.</text:p>
      <text:p text:style-name="P2"><text:tab/>*/</text:p>
      <text:p text:style-name="P3"><text:tab/>public int submitJob(String text);</text:p>
      <text:p text:style-name="P2"><text:s text:c="4"/></text:p>
      <text:p text:style-name="P2"><text:tab/>/**</text:p>
      <text:p text:style-name="P2"><text:tab/>* Check the job's completion status.</text:p>
      <text:p text:style-name="P2"><text:tab/>* </text:p>
      <text:p text:style-name="P2"><text:tab/>* @param id the job id</text:p>
      <text:p text:style-name="P2"><text:tab/>* @return &lt;code&gt;true&lt;/code&gt; if the job is complete and </text:p>
      <text:p text:style-name="P2"><text:tab/>* &lt;code&gt;false&lt;/code&gt; otherwise.</text:p>
      <text:p text:style-name="P2"><text:tab/>*/</text:p>
      <text:p text:style-name="P3"><text:tab/>public boolean isComplete(int id);</text:p>
      <text:p text:style-name="P2"><text:s text:c="4"/></text:p>
      <text:p text:style-name="P2"><text:tab/>/**</text:p>
      <text:p text:style-name="P2"><text:tab/>* Queries the printer status.</text:p>
      <text:p text:style-name="P2"><text:tab/>* </text:p>
      <text:p text:style-name="P2"><text:tab/>* @return printer status in a human readable form. </text:p>
      <text:p text:style-name="P2"><text:tab/>*/</text:p>
      <text:p text:style-name="P4"><text:span text:style-name="T1"><text:tab/></text:span><text:span text:style-name="T10">public String getPrinterStatus();</text:span></text:p>
      <text:p text:style-name="P2">}</text:p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WSDL Description</text:p>
          </table:table-cell>
        </table:table-row>
        <table:table-row table:style-name="Table3.1">
          <table:table-cell table:style-name="Table3.A1" office:value-type="string">
            <text:p text:style-name="P25"><text:span text:style-name="T22">&lt;?</text:span><text:span text:style-name="T24">xml</text:span><text:span text:style-name="T26"> </text:span><text:span text:style-name="T28">version</text:span><text:span text:style-name="T30">=</text:span><text:span text:style-name="T33">"1.0"</text:span><text:span text:style-name="T26"> </text:span><text:span text:style-name="T28">encoding</text:span><text:span text:style-name="T30">=</text:span><text:span text:style-name="T33">"UTF-8"</text:span><text:span text:style-name="T26"> </text:span><text:span text:style-name="T28">standalone</text:span><text:span text:style-name="T30">=</text:span><text:span text:style-name="T33">"no"</text:span><text:span text:style-name="T22">?&gt;</text:span></text:p>
            <text:p text:style-name="P29"><text:span text:style-name="T23">&lt;</text:span><text:span text:style-name="T25">wsdl:definitions</text:span><text:span text:style-name="T27"> </text:span><text:span text:style-name="T29">xmlns:soap</text:span><text:span text:style-name="T31">=</text:span><text:span text:style-name="T32">"http://schemas.xmlsoap.org/wsdl/soap/"</text:span><text:span text:style-name="T27"> </text:span><text:span text:style-name="T29">xmlns:tns</text:span><text:span text:style-name="T31">=</text:span><text:span text:style-name="T32">"http://www.example.org/PrinterWSDL/"</text:span><text:span text:style-name="T27"> </text:span><text:span text:style-name="T29">xmlns:wsdl</text:span><text:span text:style-name="T31">=</text:span><text:span text:style-name="T32">"http://schemas.xmlsoap.org/wsdl/"</text:span><text:span text:style-name="T27"> </text:span><text:span text:style-name="T29">xmlns:xsd</text:span><text:span text:style-name="T31">=</text:span><text:span text:style-name="T32">"http://www.w3.org/2001/XMLSchema"</text:span><text:span text:style-name="T27"> </text:span><text:span text:style-name="T29">name</text:span><text:span text:style-name="T31">=</text:span><text:span text:style-name="T32">"PrinterWSDL"</text:span><text:span text:style-name="T27"> </text:span><text:span text:style-name="T29">targetNamespace</text:span><text:span text:style-name="T31">=</text:span><text:span text:style-name="T32">"http://www.example.org/PrinterWSDL/"</text:span><text:span text:style-name="T23">&gt;</text:span></text:p>
            <text:p text:style-name="P29"><text:span text:style-name="T31"><text:s text:c="2"/></text:span><text:span text:style-name="T23">&lt;</text:span><text:span text:style-name="T25">wsdl:types</text:span><text:span text:style-name="T23">&gt;</text:span></text:p>
            <text:p text:style-name="P29"><text:span text:style-name="T31"><text:s text:c="4"/></text:span><text:span text:style-name="T23">&lt;</text:span><text:span text:style-name="T25">xsd:schema</text:span><text:span text:style-name="T27"> </text:span><text:span text:style-name="T29">targetNamespace</text:span><text:span text:style-name="T31">=</text:span><text:span text:style-name="T32">"http://www.example.org/PrinterWSDL/"</text:span><text:span text:style-name="T23">&gt;</text:span></text:p>
            <text:p text:style-name="P29"><text:span text:style-name="T31"><text:s text:c="6"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submitJob"</text:span><text:span text:style-name="T23">&gt;</text:span></text:p>
            <text:p text:style-name="P29"><text:span text:style-name="T31"><text:s text:c="8"/></text:span><text:span text:style-name="T23">&lt;</text:span><text:span text:style-name="T25">xsd:complexType</text:span><text:span text:style-name="T23">&gt;</text:span></text:p>
            <text:p text:style-name="P29"><text:soft-page-break/><text:span text:style-name="T31"><text:s text:c="10"/></text:span><text:span text:style-name="T23">&lt;</text:span><text:span text:style-name="T25">xsd:sequence</text:span><text:span text:style-name="T23">&gt;</text:span></text:p>
            <text:p text:style-name="P29"><text:span text:style-name="T31"><text:s text:c="12"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text"</text:span><text:span text:style-name="T27"> </text:span><text:span text:style-name="T29">type</text:span><text:span text:style-name="T31">=</text:span><text:span text:style-name="T32">"xsd:string"</text:span><text:span text:style-name="T23">/&gt;</text:span></text:p>
            <text:p text:style-name="P29"><text:span text:style-name="T31"><text:s text:c="10"/></text:span><text:span text:style-name="T23">&lt;/</text:span><text:span text:style-name="T25">xsd:sequence</text:span><text:span text:style-name="T23">&gt;</text:span></text:p>
            <text:p text:style-name="P29"><text:span text:style-name="T31"><text:s text:c="8"/></text:span><text:span text:style-name="T23">&lt;/</text:span><text:span text:style-name="T25">xsd:complexType</text:span><text:span text:style-name="T23">&gt;</text:span></text:p>
            <text:p text:style-name="P29"><text:span text:style-name="T31"><text:s text:c="6"/></text:span><text:span text:style-name="T23">&lt;/</text:span><text:span text:style-name="T25">xsd:element</text:span><text:span text:style-name="T23">&gt;</text:span></text:p>
            <text:p text:style-name="P29"><text:span text:style-name="T31"><text:s text:c="6"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submitJobResponse"</text:span><text:span text:style-name="T23">&gt;</text:span></text:p>
            <text:p text:style-name="P29"><text:span text:style-name="T31"><text:s text:c="8"/></text:span><text:span text:style-name="T23">&lt;</text:span><text:span text:style-name="T25">xsd:complexType</text:span><text:span text:style-name="T23">&gt;</text:span></text:p>
            <text:p text:style-name="P29"><text:span text:style-name="T31"><text:s text:c="10"/></text:span><text:span text:style-name="T23">&lt;</text:span><text:span text:style-name="T25">xsd:sequence</text:span><text:span text:style-name="T23">&gt;</text:span></text:p>
            <text:p text:style-name="P29"><text:span text:style-name="T31"><text:s text:c="12"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id"</text:span><text:span text:style-name="T27"> </text:span><text:span text:style-name="T29">type</text:span><text:span text:style-name="T31">=</text:span><text:span text:style-name="T32">"xsd:int"</text:span><text:span text:style-name="T23">/&gt;</text:span></text:p>
            <text:p text:style-name="P29"><text:span text:style-name="T31"><text:s text:c="10"/></text:span><text:span text:style-name="T23">&lt;/</text:span><text:span text:style-name="T25">xsd:sequence</text:span><text:span text:style-name="T23">&gt;</text:span></text:p>
            <text:p text:style-name="P29"><text:span text:style-name="T31"><text:s text:c="8"/></text:span><text:span text:style-name="T23">&lt;/</text:span><text:span text:style-name="T25">xsd:complexType</text:span><text:span text:style-name="T23">&gt;</text:span></text:p>
            <text:p text:style-name="P29"><text:span text:style-name="T31"><text:s text:c="6"/></text:span><text:span text:style-name="T23">&lt;/</text:span><text:span text:style-name="T25">xsd:element</text:span><text:span text:style-name="T23">&gt;</text:span></text:p>
            <text:p text:style-name="P29"><text:span text:style-name="T31"><text:s text:c="6"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isComplete"</text:span><text:span text:style-name="T23">&gt;</text:span></text:p>
            <text:p text:style-name="P29"><text:span text:style-name="T31"><text:s text:c="6"/><text:tab/></text:span><text:span text:style-name="T23">&lt;</text:span><text:span text:style-name="T25">xsd:complexType</text:span><text:span text:style-name="T23">&gt;</text:span></text:p>
            <text:p text:style-name="P29"><text:span text:style-name="T31"><text:s text:c="6"/><text:tab/><text:tab/></text:span><text:span text:style-name="T23">&lt;</text:span><text:span text:style-name="T25">xsd:sequence</text:span><text:span text:style-name="T23">&gt;</text:span></text:p>
            <text:p text:style-name="P29"><text:span text:style-name="T31"><text:s text:c="6"/><text:tab/><text:tab/><text:tab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id"</text:span><text:span text:style-name="T27"> </text:span><text:span text:style-name="T29">type</text:span><text:span text:style-name="T31">=</text:span><text:span text:style-name="T32">"xsd:int"</text:span><text:span text:style-name="T23">&gt;&lt;/</text:span><text:span text:style-name="T25">xsd:element</text:span><text:span text:style-name="T23">&gt;</text:span></text:p>
            <text:p text:style-name="P29"><text:span text:style-name="T31"><text:s text:c="6"/><text:tab/><text:tab/></text:span><text:span text:style-name="T23">&lt;/</text:span><text:span text:style-name="T25">xsd:sequence</text:span><text:span text:style-name="T23">&gt;</text:span></text:p>
            <text:p text:style-name="P29"><text:span text:style-name="T31"><text:s text:c="6"/><text:tab/></text:span><text:span text:style-name="T23">&lt;/</text:span><text:span text:style-name="T25">xsd:complexType</text:span><text:span text:style-name="T23">&gt;</text:span></text:p>
            <text:p text:style-name="P29"><text:span text:style-name="T31"><text:s text:c="6"/></text:span><text:span text:style-name="T23">&lt;/</text:span><text:span text:style-name="T25">xsd:element</text:span><text:span text:style-name="T23">&gt;</text:span></text:p>
            <text:p text:style-name="P29"><text:span text:style-name="T31"><text:s text:c="6"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isCompleteResponse"</text:span><text:span text:style-name="T23">&gt;</text:span></text:p>
            <text:p text:style-name="P29"><text:span text:style-name="T31"><text:s text:c="6"/><text:tab/></text:span><text:span text:style-name="T23">&lt;</text:span><text:span text:style-name="T25">xsd:complexType</text:span><text:span text:style-name="T23">&gt;</text:span></text:p>
            <text:p text:style-name="P29"><text:span text:style-name="T31"><text:s text:c="6"/><text:tab/><text:tab/></text:span><text:span text:style-name="T23">&lt;</text:span><text:span text:style-name="T25">xsd:sequence</text:span><text:span text:style-name="T23">&gt;</text:span></text:p>
            <text:p text:style-name="P29"><text:span text:style-name="T31"><text:s text:c="6"/><text:tab/><text:tab/><text:tab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complete"</text:span><text:span text:style-name="T27"> </text:span><text:span text:style-name="T29">type</text:span><text:span text:style-name="T31">=</text:span><text:span text:style-name="T32">"xsd:boolean"</text:span><text:span text:style-name="T23">&gt;&lt;/</text:span><text:span text:style-name="T25">xsd:element</text:span><text:span text:style-name="T23">&gt;</text:span></text:p>
            <text:p text:style-name="P29"><text:span text:style-name="T31"><text:s text:c="6"/><text:tab/><text:tab/></text:span><text:span text:style-name="T23">&lt;/</text:span><text:span text:style-name="T25">xsd:sequence</text:span><text:span text:style-name="T23">&gt;</text:span></text:p>
            <text:p text:style-name="P29"><text:span text:style-name="T31"><text:s text:c="6"/><text:tab/></text:span><text:span text:style-name="T23">&lt;/</text:span><text:span text:style-name="T25">xsd:complexType</text:span><text:span text:style-name="T23">&gt;</text:span></text:p>
            <text:p text:style-name="P29"><text:span text:style-name="T31"><text:s text:c="6"/></text:span><text:span text:style-name="T23">&lt;/</text:span><text:span text:style-name="T25">xsd:element</text:span><text:span text:style-name="T23">&gt;</text:span></text:p>
            <text:p text:style-name="P29"><text:span text:style-name="T31"><text:s text:c="6"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getPrinterStatus"</text:span><text:span text:style-name="T23">&gt;</text:span></text:p>
            <text:p text:style-name="P29"><text:span text:style-name="T31"><text:s text:c="6"/><text:tab/></text:span><text:span text:style-name="T23">&lt;</text:span><text:span text:style-name="T25">xsd:complexType</text:span><text:span text:style-name="T23">&gt;</text:span></text:p>
            <text:p text:style-name="P29"><text:span text:style-name="T31"><text:s text:c="6"/><text:tab/><text:tab/></text:span><text:span text:style-name="T23">&lt;</text:span><text:span text:style-name="T25">xsd:sequence</text:span><text:span text:style-name="T23">&gt;</text:span></text:p>
            <text:p text:style-name="P29"><text:span text:style-name="T31"><text:s text:c="6"/><text:tab/><text:tab/></text:span><text:span text:style-name="T23">&lt;/</text:span><text:span text:style-name="T25">xsd:sequence</text:span><text:span text:style-name="T23">&gt;</text:span></text:p>
            <text:p text:style-name="P29"><text:span text:style-name="T31"><text:s text:c="6"/><text:tab/></text:span><text:span text:style-name="T23">&lt;/</text:span><text:span text:style-name="T25">xsd:complexType</text:span><text:span text:style-name="T23">&gt;</text:span></text:p>
            <text:p text:style-name="P29"><text:span text:style-name="T31"><text:s text:c="6"/></text:span><text:span text:style-name="T23">&lt;/</text:span><text:span text:style-name="T25">xsd:element</text:span><text:span text:style-name="T23">&gt;</text:span></text:p>
            <text:p text:style-name="P29"><text:span text:style-name="T31"><text:s text:c="6"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getPrinterStatusResponse"</text:span><text:span text:style-name="T23">&gt;</text:span></text:p>
            <text:p text:style-name="P29"><text:span text:style-name="T31"><text:s text:c="6"/><text:tab/></text:span><text:span text:style-name="T23">&lt;</text:span><text:span text:style-name="T25">xsd:complexType</text:span><text:span text:style-name="T23">&gt;</text:span></text:p>
            <text:p text:style-name="P29"><text:span text:style-name="T31"><text:s text:c="6"/><text:tab/><text:tab/></text:span><text:span text:style-name="T23">&lt;</text:span><text:span text:style-name="T25">xsd:sequence</text:span><text:span text:style-name="T23">&gt;</text:span></text:p>
            <text:p text:style-name="P29"><text:span text:style-name="T31"><text:s text:c="6"/><text:tab/><text:tab/><text:tab/></text:span><text:span text:style-name="T23">&lt;</text:span><text:span text:style-name="T25">xsd:element</text:span><text:span text:style-name="T27"> </text:span><text:span text:style-name="T29">name</text:span><text:span text:style-name="T31">=</text:span><text:span text:style-name="T32">"status"</text:span><text:span text:style-name="T27"> </text:span><text:span text:style-name="T29">type</text:span><text:span text:style-name="T31">=</text:span><text:span text:style-name="T32">"xsd:string"</text:span><text:span text:style-name="T23">&gt;&lt;/</text:span><text:span text:style-name="T25">xsd:element</text:span><text:span text:style-name="T23">&gt;</text:span></text:p>
            <text:p text:style-name="P29"><text:span text:style-name="T31"><text:s text:c="6"/><text:tab/><text:tab/></text:span><text:span text:style-name="T23">&lt;/</text:span><text:span text:style-name="T25">xsd:sequence</text:span><text:span text:style-name="T23">&gt;</text:span></text:p>
            <text:p text:style-name="P29"><text:span text:style-name="T31"><text:s text:c="6"/><text:tab/></text:span><text:span text:style-name="T23">&lt;/</text:span><text:span text:style-name="T25">xsd:complexType</text:span><text:span text:style-name="T23">&gt;</text:span></text:p>
            <text:p text:style-name="P29"><text:soft-page-break/><text:span text:style-name="T31"><text:s text:c="6"/></text:span><text:span text:style-name="T23">&lt;/</text:span><text:span text:style-name="T25">xsd:element</text:span><text:span text:style-name="T23">&gt;</text:span></text:p>
            <text:p text:style-name="P29"><text:span text:style-name="T31"><text:s text:c="4"/></text:span><text:span text:style-name="T23">&lt;/</text:span><text:span text:style-name="T25">xsd:schema</text:span><text:span text:style-name="T23">&gt;</text:span></text:p>
            <text:p text:style-name="P29"><text:span text:style-name="T31"><text:s text:c="2"/></text:span><text:span text:style-name="T23">&lt;/</text:span><text:span text:style-name="T25">wsdl:types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submitJobRequest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element</text:span><text:span text:style-name="T31">=</text:span><text:span text:style-name="T32">"tns:submitJob"</text:span><text:span text:style-name="T27"> </text:span><text:span text:style-name="T29">name</text:span><text:span text:style-name="T31">=</text:span><text:span text:style-name="T32">"parameters"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submitJobResponse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element</text:span><text:span text:style-name="T31">=</text:span><text:span text:style-name="T32">"tns:submitJobResponse"</text:span><text:span text:style-name="T27"> </text:span><text:span text:style-name="T29">name</text:span><text:span text:style-name="T31">=</text:span><text:span text:style-name="T32">"parameters"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isCompleteRequest"</text:span><text:span text:style-name="T23">&gt;</text:span></text:p>
            <text:p text:style-name="P29"><text:span text:style-name="T31"><text:s text:c="2"/><text:tab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isComplete"</text:span><text:span text:style-name="T23">&gt;&lt;/</text:span><text:span text:style-name="T25">wsdl:part</text:span><text:span text:style-name="T23">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isCompleteResponse"</text:span><text:span text:style-name="T23">&gt;</text:span></text:p>
            <text:p text:style-name="P29"><text:span text:style-name="T31"><text:s text:c="2"/><text:tab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isCompleteResponse"</text:span><text:span text:style-name="T23">&gt;&lt;/</text:span><text:span text:style-name="T25">wsdl:part</text:span><text:span text:style-name="T23">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getPrinterStatusRequest"</text:span><text:span text:style-name="T23">&gt;</text:span></text:p>
            <text:p text:style-name="P29"><text:span text:style-name="T31"><text:s text:c="2"/><text:tab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getPrinterStatus"</text:span><text:span text:style-name="T23">&gt;&lt;/</text:span><text:span text:style-name="T25">wsdl:part</text:span><text:span text:style-name="T23">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getPrinterStatusResponse"</text:span><text:span text:style-name="T23">&gt;</text:span></text:p>
            <text:p text:style-name="P29"><text:span text:style-name="T31"><text:s text:c="2"/><text:tab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getPrinterStatusResponse"</text:span><text:span text:style-name="T23">&gt;&lt;/</text:span><text:span text:style-name="T25">wsdl:part</text:span><text:span text:style-name="T23">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portType</text:span><text:span text:style-name="T27"> </text:span><text:span text:style-name="T29">name</text:span><text:span text:style-name="T31">=</text:span><text:span text:style-name="T32">"PrinterWSDL"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submitJob"</text:span><text:span text:style-name="T23">&gt;</text:span></text:p>
            <text:p text:style-name="P29"><text:span text:style-name="T31"><text:s text:c="6"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submitJobRequest"</text:span><text:span text:style-name="T23">/&gt;</text:span></text:p>
            <text:p text:style-name="P29"><text:span text:style-name="T31"><text:s text:c="6"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submitJobResponse"</text:span><text:span text:style-name="T23">/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isComplete"</text:span><text:span text:style-name="T23">&gt;</text:span></text:p>
            <text:p text:style-name="P29"><text:span text:style-name="T31"><text:s text:c="4"/><text:tab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isCompleteRequest"</text:span><text:span text:style-name="T23">&gt;&lt;/</text:span><text:span text:style-name="T25">wsdl:input</text:span><text:span text:style-name="T23">&gt;</text:span></text:p>
            <text:p text:style-name="P29"><text:span text:style-name="T31"><text:s text:c="4"/><text:tab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isCompleteResponse"</text:span><text:span text:style-name="T23">&gt;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getPrinterStatus"</text:span><text:span text:style-name="T23">&gt;</text:span></text:p>
            <text:p text:style-name="P29"><text:span text:style-name="T31"><text:s text:c="4"/><text:tab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getPrinterStatusRequest"</text:span><text:span text:style-name="T23">&gt;&lt;/</text:span><text:span text:style-name="T25">wsdl:input</text:span><text:span text:style-name="T23">&gt;</text:span></text:p>
            <text:p text:style-name="P29"><text:span text:style-name="T31"><text:s text:c="4"/><text:tab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getPrinterStatusResponse"</text:span><text:span text:style-name="T23">&gt;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portType</text:span><text:span text:style-name="T23">&gt;</text:span></text:p>
            <text:p text:style-name="P29"><text:span text:style-name="T31"><text:s text:c="2"/></text:span><text:span text:style-name="T23">&lt;</text:span><text:span text:style-name="T25">wsdl:binding</text:span><text:span text:style-name="T27"> </text:span><text:span text:style-name="T29">name</text:span><text:span text:style-name="T31">=</text:span><text:span text:style-name="T32">"PrinterWSDLSOAP"</text:span><text:span text:style-name="T27"> </text:span><text:span text:style-name="T29">type</text:span><text:span text:style-name="T31">=</text:span><text:span text:style-name="T32">"tns:PrinterWSDL"</text:span><text:span text:style-name="T23">&gt;</text:span></text:p>
            <text:p text:style-name="P29"><text:soft-page-break/><text:span text:style-name="T31"><text:s text:c="4"/></text:span><text:span text:style-name="T23">&lt;</text:span><text:span text:style-name="T25">soap:binding</text:span><text:span text:style-name="T27"> </text:span><text:span text:style-name="T29">style</text:span><text:span text:style-name="T31">=</text:span><text:span text:style-name="T32">"document"</text:span><text:span text:style-name="T27"> </text:span><text:span text:style-name="T29">transport</text:span><text:span text:style-name="T31">=</text:span><text:span text:style-name="T32">"http://schemas.xmlsoap.org/soap/http"</text:span><text:span text:style-name="T23">/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submitJob"</text:span><text:span text:style-name="T23">&gt;</text:span></text:p>
            <text:p text:style-name="P29"><text:span text:style-name="T31"><text:s text:c="6"/></text:span><text:span text:style-name="T23">&lt;</text:span><text:span text:style-name="T25">soap:operation</text:span><text:span text:style-name="T27"> </text:span><text:span text:style-name="T29">soapAction</text:span><text:span text:style-name="T31">=</text:span><text:span text:style-name="T32">"http://www.example.org/PrinterWSDL/submitJob"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isComplete"</text:span><text:span text:style-name="T23">&gt;</text:span></text:p>
            <text:p text:style-name="P29"><text:span text:style-name="T31"><text:s text:c="6"/></text:span><text:span text:style-name="T23">&lt;</text:span><text:span text:style-name="T25">soap:operation</text:span><text:span text:style-name="T27"> </text:span><text:span text:style-name="T29">soapAction</text:span><text:span text:style-name="T31">=</text:span><text:span text:style-name="T32">"http://www.example.org/PrinterWSDL/isComplete"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getPrinterStatus"</text:span><text:span text:style-name="T23">&gt;</text:span></text:p>
            <text:p text:style-name="P29"><text:span text:style-name="T31"><text:s text:c="6"/></text:span><text:span text:style-name="T23">&lt;</text:span><text:span text:style-name="T25">soap:operation</text:span><text:span text:style-name="T27"> </text:span><text:span text:style-name="T29">soapAction</text:span><text:span text:style-name="T31">=</text:span><text:span text:style-name="T32">"http://www.example.org/PrinterWSDL/getPrinterStatus"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binding</text:span><text:span text:style-name="T23">&gt;</text:span></text:p>
            <text:p text:style-name="P29"><text:span text:style-name="T31"><text:s text:c="2"/></text:span><text:span text:style-name="T23">&lt;</text:span><text:span text:style-name="T25">wsdl:service</text:span><text:span text:style-name="T27"> </text:span><text:span text:style-name="T29">name</text:span><text:span text:style-name="T31">=</text:span><text:span text:style-name="T32">"PrinterWSDL"</text:span><text:span text:style-name="T23">&gt;</text:span></text:p>
            <text:p text:style-name="P29"><text:span text:style-name="T31"><text:s text:c="4"/></text:span><text:span text:style-name="T23">&lt;</text:span><text:span text:style-name="T25">wsdl:port</text:span><text:span text:style-name="T27"> </text:span><text:span text:style-name="T29">binding</text:span><text:span text:style-name="T31">=</text:span><text:span text:style-name="T32">"tns:PrinterWSDLSOAP"</text:span><text:span text:style-name="T27"> </text:span><text:span text:style-name="T29">name</text:span><text:span text:style-name="T31">=</text:span><text:span text:style-name="T32">"PrinterWSDLSOAP"</text:span><text:span text:style-name="T23">&gt;</text:span></text:p>
            <text:p text:style-name="P29"><text:span text:style-name="T31"><text:s text:c="6"/></text:span><text:span text:style-name="T23">&lt;</text:span><text:span text:style-name="T25">soap:address</text:span><text:span text:style-name="T27"> </text:span><text:span text:style-name="T29">location</text:span><text:span text:style-name="T31">=</text:span><text:span text:style-name="T32">"http://www.example.org/"</text:span><text:span text:style-name="T23">/&gt;</text:span></text:p>
            <text:p text:style-name="P29"><text:span text:style-name="T31"><text:s text:c="4"/></text:span><text:span text:style-name="T23">&lt;/</text:span><text:span text:style-name="T25">wsdl:port</text:span><text:span text:style-name="T23">&gt;</text:span></text:p>
            <text:p text:style-name="P29"><text:span text:style-name="T31"><text:s text:c="2"/></text:span><text:span text:style-name="T23">&lt;/</text:span><text:span text:style-name="T25">wsdl:service</text:span><text:span text:style-name="T23">&gt;</text:span></text:p>
            <text:p text:style-name="P29"><text:span text:style-name="T23">&lt;/</text:span><text:span text:style-name="T25">wsdl:definitions</text:span><text:span text:style-name="T23">&gt;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aco" svg:font-family="Monaco" style:font-family-generic="swiss"/>
    <style:font-face style:name="Lohit Hindi" svg:font-family="'Lohit Hindi', 'Arial Unicode MS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Arial Unicode MS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Arial Unicode MS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Arial Unicode MS'" style:font-pitch-complex="variable"/>
    </style:style>
    <style:style style:name="Lista_20_vistosa_20_-_20_Énfasis_20_11" style:display-name="Lista vistosa - Énfasis 11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Mapa_20_del_20_documento1" style:display-name="Mapa del documento1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font-size="11pt" fo:language="es" fo:country="ES" style:font-size-asian="11pt" style:font-name-complex="Wingdings" style:font-family-complex="Wingdings" style:font-pitch-complex="variable" style:font-charset-complex="x-symbol" style:font-size-complex="11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pa_20_del_20_documento_20_Car" style:display-name="Mapa del document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Texto_20_nota_20_pie_20_Car" style:display-name="Texto nota pie Car" style:family="text">
      <style:text-properties fo:language="en" fo:country="US"/>
    </style:style>
    <style:style style:name="Footnote_20_Symbol" style:display-name="Footnote Symbol" style:family="text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en" fo:country="US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creation-date>2012-03-19T12:06:00</meta:creation-date>
    <dc:date>2016-01-19T10:53:15.523956000</dc:date>
    <meta:print-date>2012-04-13T10:17:00</meta:print-date>
    <meta:editing-cycles>36</meta:editing-cycles>
    <meta:editing-duration>PT21H27M59S</meta:editing-duration>
    <meta:generator>LibreOffice/4.2.8.2$MacOSX_x86 LibreOffice_project/48d50dbfc06349262c9d50868e5c1f630a573ebd</meta:generator>
    <meta:document-statistic meta:table-count="3" meta:image-count="1" meta:object-count="0" meta:page-count="11" meta:paragraph-count="333" meta:word-count="793" meta:character-count="13879" meta:non-whitespace-character-count="11823"/>
  </office:meta>
</office:document-meta>
</file>